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49" style:master-page-name="MasterPage2" style:family="paragraph" style:name="P40">
      <style:paragraph-properties/>
    </style:style>
    <style:style style:family="text" style:name="T53">
      <style:text-properties fo:language="en" fo:country="US"/>
    </style:style>
    <style:style style:parent-style-name="650" style:family="paragraph" style:name="P41">
      <style:paragraph-properties/>
    </style:style>
    <style:style style:parent-style-name="643" style:list-style-name="WWNum13" style:family="paragraph" style:name="P42">
      <style:paragraph-properties/>
    </style:style>
    <style:style style:parent-style-name="651" style:list-style-name="WWNum2" style:family="paragraph" style:name="P43">
      <style:paragraph-properties/>
    </style:style>
    <style:style style:parent-style-name="651" style:list-style-name="WWNum2" style:family="paragraph" style:name="P44">
      <style:paragraph-properties/>
    </style:style>
    <style:style style:family="text" style:name="T54">
      <style:text-properties fo:language="en" fo:country="US"/>
    </style:style>
    <style:style style:family="text" style:name="T55">
      <style:text-properties fo:language="en" fo:country="US"/>
    </style:style>
    <style:style style:parent-style-name="650" style:family="paragraph" style:name="P45">
      <style:paragraph-properties/>
    </style:style>
    <style:style style:parent-style-name="652" style:family="paragraph" style:name="P46">
      <style:paragraph-properties fo:margin-top="0pt" fo:margin-bottom="0pt"/>
    </style:style>
    <style:style style:family="text" style:name="T56">
      <style:text-properties fo:color="#000000" fo:font-family="Calibri" fo:font-size="11pt"/>
    </style:style>
    <style:style style:family="text" style:name="T57">
      <style:text-properties fo:color="#000000" fo:font-family="Calibri" fo:font-size="11pt"/>
    </style:style>
    <style:style style:family="text" style:name="T58">
      <style:text-properties fo:color="#000000" fo:font-family="Calibri" fo:font-size="11pt" fo:language="en" fo:country="US"/>
    </style:style>
    <style:style style:family="text" style:name="T59">
      <style:text-properties fo:color="#000000" fo:font-family="Calibri" fo:font-size="11pt"/>
    </style:style>
    <style:style style:family="text" style:name="T60">
      <style:text-properties fo:color="#000000" fo:font-family="Calibri" fo:font-size="11pt" fo:language="en" fo:country="US"/>
    </style:style>
    <style:style style:family="text" style:name="T61">
      <style:text-properties fo:color="#000000" fo:font-family="Calibri" fo:font-size="11pt"/>
    </style:style>
    <style:style style:family="text" style:name="T62">
      <style:text-properties fo:color="#000000" fo:font-family="Calibri" fo:font-size="11pt" fo:language="en" fo:country="US"/>
    </style:style>
    <style:style style:family="text" style:name="T63">
      <style:text-properties fo:color="#000000" fo:font-family="Calibri" fo:font-size="11pt"/>
    </style:style>
    <style:style style:parent-style-name="652" style:family="paragraph" style:name="P47">
      <style:text-properties fo:color="#000000" fo:font-family="Calibri"/>
      <style:paragraph-properties fo:margin-top="0pt" fo:margin-bottom="0pt"/>
    </style:style>
    <style:style style:family="text" style:name="T64">
      <style:text-properties fo:color="#000000" fo:font-family="Calibri" fo:font-size="11pt"/>
    </style:style>
    <style:style style:family="text" style:name="T65">
      <style:text-properties fo:color="#000000" fo:font-family="Calibri" fo:font-size="11pt"/>
    </style:style>
    <style:style style:parent-style-name="643" style:list-style-name="WWNum13" style:family="paragraph" style:name="P48">
      <style:paragraph-properties/>
    </style:style>
    <style:style style:parent-style-name="650" style:family="paragraph" style:name="P49">
      <style:paragraph-properties/>
    </style:style>
    <style:style style:parent-style-name="643" style:family="paragraph" style:name="P50">
      <style:text-properties fo:color="#000000" fo:font-family="Calibri" style:font-family-asian="Times New Roman" style:font-family-complex="Times New Roman" fo:language="ru" fo:country="RU"/>
      <style:paragraph-properties fo:line-height="100%" fo:margin-left="0cm" fo:margin-right="0cm" fo:text-indent="0cm" fo:margin-top="0pt" fo:margin-bottom="0pt"/>
    </style:style>
    <style:style style:family="text" style:name="T66">
      <style:text-properties fo:color="#000000" fo:font-family="Calibri" style:font-family-asian="Times New Roman" style:font-family-complex="Times New Roman" fo:language="ru" fo:country="RU"/>
    </style:style>
    <style:style style:family="text" style:name="T67">
      <style:text-properties fo:color="#000000" fo:font-family="Calibri" style:font-family-asian="Times New Roman" style:font-family-complex="Times New Roman" fo:language="ru" fo:country="RU"/>
    </style:style>
    <style:style style:family="text" style:name="T68">
      <style:text-properties fo:color="#000000" fo:font-family="Calibri" style:font-family-asian="Times New Roman" style:font-family-complex="Times New Roman" fo:language="ru" fo:country="RU"/>
    </style:style>
    <style:style style:family="text" style:name="T69">
      <style:text-properties fo:color="#000000" fo:font-family="Calibri" style:font-family-asian="Times New Roman" style:font-family-complex="Times New Roman" fo:language="ru" fo:country="RU"/>
    </style:style>
    <style:style style:parent-style-name="643" style:family="paragraph" style:name="P51">
      <style:text-properties fo:color="#000000" fo:font-family="Calibri" style:font-family-asian="Times New Roman" style:font-family-complex="Times New Roman"/>
      <style:paragraph-properties fo:line-height="100%" fo:margin-top="0pt" fo:margin-bottom="0pt"/>
    </style:style>
    <style:style style:family="text" style:name="T70">
      <style:text-properties fo:color="#000000" fo:font-family="Calibri" style:font-family-asian="Times New Roman" style:font-family-complex="Times New Roman"/>
    </style:style>
    <style:style style:family="text" style:name="T71">
      <style:text-properties fo:color="#000000" fo:font-family="Calibri" style:font-family-asian="Times New Roman" style:font-family-complex="Times New Roman"/>
    </style:style>
    <style:style style:parent-style-name="643" style:family="paragraph" style:name="P52">
      <style:text-properties fo:color="#000000" fo:font-family="Calibri" style:font-family-asian="Times New Roman" style:font-family-complex="Times New Roman"/>
      <style:paragraph-properties fo:line-height="100%" fo:margin-top="0pt" fo:margin-bottom="0pt"/>
    </style:style>
    <style:style style:family="text" style:name="T72">
      <style:text-properties fo:color="#000000" fo:font-family="Calibri" style:font-family-asian="Times New Roman" style:font-family-complex="Times New Roman"/>
    </style:style>
    <style:style style:family="text" style:name="T73">
      <style:text-properties fo:color="#000000" fo:font-family="Calibri" style:font-family-asian="Times New Roman" style:font-family-complex="Times New Roman"/>
    </style:style>
    <style:style style:family="text" style:name="T74">
      <style:text-properties fo:color="#000000" fo:font-family="Calibri" style:font-family-asian="Times New Roman" style:font-family-complex="Times New Roman"/>
    </style:style>
    <style:style style:family="text" style:name="T75">
      <style:text-properties fo:color="#000000" fo:font-family="Calibri" style:font-family-asian="Times New Roman" style:font-family-complex="Times New Roman"/>
    </style:style>
    <style:style style:parent-style-name="643" style:family="paragraph" style:name="P53">
      <style:paragraph-properties fo:line-height="100%" fo:margin-left="0.9526cm" fo:margin-right="0cm" fo:text-indent="0cm" fo:margin-top="0pt" fo:margin-bottom="0pt"/>
    </style:style>
  </office:automatic-styles>
  <office:body>
    <office:text text:use-soft-page-breaks="true">
      <text:list>
        <text:list-item>
          <text:h text:outline-level="2" text:restart-numbering="0" text:is-list-header="0" text:style-name="P40"><text:span>Лабораторные работы №</text:span><text:span text:style-name="T53">3</text:span><text:span/></text:h>
        </text:list-item>
        <text:list-item>
          <text:list>
            <text:list-item>
              <text:h text:outline-level="3" text:restart-numbering="0" text:is-list-header="0" text:style-name="P41"><text:span>Цель работы</text:span><text:span/></text:h>
            </text:list-item>
          </text:list>
        </text:list-item>
      </text:list>
      <text:list text:style-name="WWNum1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42"><text:span>Приобретение практических навыков в:</text:span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WWNum2" text:continue-numbering="true">
        <text:list-item>
          <text:p text:style-name="P43"><text:span>Освоение принципов работы с файловыми системами</text:span><text:span/></text:p>
        </text:list-item>
        <text:list-item>
          <text:p text:style-name="P44"><text:span>Обеспечение обмена данных между процессами посредством технологии «</text:span><text:span text:style-name="T54">File</text:span><text:span><text:s/></text:span><text:span text:style-name="T55">mapping</text:span><text:span>»</text:span><text:span/></text:p>
        </text:list-item>
      </text:list>
      <text:list>
        <text:list-item>
          <text:list>
            <text:list-item>
              <text:h text:outline-level="3" text:restart-numbering="0" text:is-list-header="0" text:style-name="P45"><text:span>Задание</text:span><text:span/></text:h>
            </text:list-item>
          </text:list>
        </text:list-item>
        <text:list-item>
          <text:h text:outline-level="10" text:restart-numbering="0" text:is-list-header="0" text:style-name="P46"><text:span text:style-name="T56">Составить и отладить программу на языке Си, осуществляющую работу с процессами и взаимодействие между ними в одной из дву</text:span><text:span text:style-name="T57">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</text:span><text:span text:style-name="T58">memory</text:span><text:span text:style-name="T59">-</text:span><text:span text:style-name="T60">mapped</text:span><text:span text:style-name="T61"><text:s/></text:span><text:span text:style-name="T62">files</text:span><text:span text:style-name="T63">).</text:span><text:span/></text:h>
        </text:list-item>
        <text:list-item>
          <text:h text:outline-level="10" text:restart-numbering="0" text:is-list-header="0" text:style-name="P47"><text:span text:style-name="T64">Необходимо обрабатывать системные ошибки, которые могут возникнуть в результате работы.</text:span><text:span text:style-name="T65"/></text:h>
        </text:list-item>
      </text:list>
      <text:list text:style-name="WWNum1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outline-level="10" text:restart-numbering="0" text:is-list-header="0" text:style-name="P48"><text:span/><text:span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>
        <text:list-item>
          <text:list>
            <text:list-item>
              <text:h text:outline-level="3" text:restart-numbering="0" text:is-list-header="0" text:style-name="P49"><text:span>Варианты задания</text:span><text:span/></text:h>
            </text:list-item>
          </text:list>
        </text:list-item>
        <text:list-item>
          <text:h text:outline-level="10" text:restart-numbering="0" text:is-list-header="0" text:style-name="P50"><text:span text:style-name="T66">См. лабораторная работа №</text:span><text:span text:style-name="T67">1</text:span><text:span text:style-name="T68">.</text:span><text:span text:style-name="T69"/></text:h>
        </text:list-item>
        <text:list-item>
          <text:h text:outline-level="10" text:restart-numbering="0" text:is-list-header="0" text:style-name="P51"><text:span text:style-name="T70"/><text:span text:style-name="T71"/></text:h>
        </text:list-item>
        <text:list-item>
          <text:h text:outline-level="10" text:restart-numbering="0" text:is-list-header="0" text:style-name="P52"><text:span text:style-name="T72">Варианты выбираются такие же как и в лабораторной работе №</text:span><text:span text:style-name="T73">1</text:span><text:span text:style-name="T74">.</text:span><text:bookmark-start text:name="_GoBack"/><text:span/><text:bookmark-end text:name="_GoBack"/><text:span/><text:span text:style-name="T75"/></text:h>
        </text:list-item>
        <text:list-item>
          <text:h text:outline-level="10" text:restart-numbering="0" text:is-list-header="0" text:style-name="P53"><text:span/><text:span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fo:line-height="107.083%" style:tab-stop-distance="35.45pt" fo:margin-top="0pt" fo:margin-bottom="8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653" style:display-name="Heading 3 Char" style:family="text" style:name="18">
      <style:text-properties fo:font-family="Arial" style:font-family-asian="Arial" style:font-family-complex="Arial" fo:font-size="15pt"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653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653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653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653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653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653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653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653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53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53" style:display-name="Footer Char" style:family="text" style:name="45"/>
    <style:style style:parent-style-name="653" style:display-name="Caption Char" style:family="text" style:name="47">
      <style:text-properties fo:color="#4f81bd" fo:font-size="9pt" fo:font-weight="bold"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653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653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42">
      <style:text-properties fo:color="#000000" fo:font-family="Calibri" style:font-family-asian="SimSun" style:font-family-complex="Tahoma" fo:font-size="11pt" fo:language="ru" fo:country="RU"/>
      <style:paragraph-properties fo:line-height="107.083%" fo:margin-top="0pt" fo:margin-bottom="8pt"/>
    </style:style>
    <style:style style:parent-style-name="642" style:display-name="Standard" style:family="paragraph" style:name="643">
      <style:text-properties fo:color="#000000"/>
      <style:paragraph-properties/>
    </style:style>
    <style:style style:parent-style-name="643" style:display-name="Heading" style:family="paragraph" style:name="644">
      <style:text-properties fo:font-family="Arial" style:font-family-asian="Microsoft YaHei" style:font-family-complex="Arial" fo:font-size="14pt"/>
      <style:paragraph-properties fo:margin-top="12pt" fo:margin-bottom="6pt"/>
    </style:style>
    <style:style style:parent-style-name="643" style:display-name="Text body" style:family="paragraph" style:name="645">
      <style:paragraph-properties fo:margin-top="0pt" fo:margin-bottom="6pt"/>
    </style:style>
    <style:style style:parent-style-name="645" style:display-name="List" style:family="paragraph" style:name="646">
      <style:text-properties style:font-family-complex="Arial"/>
    </style:style>
    <style:style style:parent-style-name="643" style:display-name="Caption" style:family="paragraph" style:name="647">
      <style:text-properties style:font-family-complex="Arial" fo:font-size="12pt" fo:font-style="italic"/>
      <style:paragraph-properties fo:margin-top="6pt" fo:margin-bottom="6pt"/>
    </style:style>
    <style:style style:parent-style-name="643" style:display-name="Index" style:family="paragraph" style:name="648">
      <style:text-properties style:font-family-complex="Arial"/>
    </style:style>
    <style:style style:parent-style-name="643" style:display-name="Heading 1" style:family="paragraph" style:name="649">
      <style:text-properties fo:color="#2e74b5" fo:font-family="Calibri Light" style:font-family-complex="'Calibri Light'" fo:font-size="16pt"/>
      <style:paragraph-properties fo:margin-top="12pt" fo:margin-bottom="0pt"/>
    </style:style>
    <style:style style:parent-style-name="643" style:display-name="Heading 2" style:family="paragraph" style:name="650">
      <style:text-properties fo:color="#5b9bd5" fo:font-family="Calibri Light" style:font-family-complex="'Calibri Light'" fo:font-size="13pt" fo:font-weight="bold"/>
      <style:paragraph-properties fo:margin-top="10pt" fo:margin-bottom="0pt"/>
    </style:style>
    <style:style style:parent-style-name="643" style:display-name="List Paragraph" style:family="paragraph" style:name="651">
      <style:text-properties/>
      <style:paragraph-properties fo:margin-left="1.27cm" fo:margin-right="0cm" fo:text-indent="0cm"/>
    </style:style>
    <style:style style:parent-style-name="643" style:display-name="Normal (Web)" style:family="paragraph" style:name="652">
      <style:text-properties fo:font-family="Times New Roman" style:font-family-asian="Times New Roman" style:font-family-complex="Times New Roman" fo:font-size="12pt"/>
      <style:paragraph-properties fo:line-height="100%" fo:margin-top="5pt" fo:margin-bottom="5pt"/>
    </style:style>
    <style:style style:parent-style-name="642" style:class="default" style:display-name="Default Paragraph Font" style:family="text" style:name="653"/>
    <style:style style:parent-style-name="653" style:display-name="Heading 1 Char" style:family="text" style:name="654">
      <style:text-properties fo:color="#2e74b5" fo:font-family="Calibri Light" style:font-family-complex="'Calibri Light'" fo:font-size="16pt"/>
    </style:style>
    <style:style style:parent-style-name="653" style:display-name="Heading 2 Char" style:family="text" style:name="655">
      <style:text-properties fo:color="#5b9bd5" fo:font-family="Calibri Light" style:font-family-complex="'Calibri Light'" fo:font-size="13pt" fo:font-weight="bold"/>
    </style:style>
    <style:style style:parent-style-name="642" style:display-name="ListLabel 1" style:family="text" style:name="656">
      <style:text-properties style:font-family-complex="Courier New"/>
    </style:style>
    <style:style style:parent-style-name="642" style:display-name="ListLabel 2" style:family="text" style:name="657">
      <style:text-properties fo:font-size="10pt"/>
    </style:style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Symbol" style:font-family-asian="Symbol" style:font-family-complex="Symbol"/>
    </style:style>
    <style:style style:family="text" style:name="T12">
      <style:text-properties fo:font-family="Symbol" style:font-family-asian="Symbol" style:font-family-complex="Symbol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Symbol" style:font-family-asian="Symbol" style:font-family-complex="Symbol"/>
    </style:style>
    <style:style style:family="text" style:name="T15">
      <style:text-properties fo:font-family="Symbol" style:font-family-asian="Symbol" style:font-family-complex="Symbol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Symbol" style:font-family-asian="Symbol" style:font-family-complex="Symbol"/>
    </style:style>
    <style:style style:family="text" style:name="T18">
      <style:text-properties fo:font-family="Symbol" style:font-family-asian="Symbol" style:font-family-complex="Symbol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Symbol" style:font-family-asian="Symbol" style:font-family-complex="Symbol"/>
    </style:style>
    <style:style style:family="text" style:name="T21">
      <style:text-properties fo:font-family="Symbol" style:font-family-asian="Symbol" style:font-family-complex="Symbol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Symbol" style:font-family-asian="Symbol" style:font-family-complex="Symbol"/>
    </style:style>
    <style:style style:family="text" style:name="T24">
      <style:text-properties fo:font-family="Symbol" style:font-family-asian="Symbol" style:font-family-complex="Symbol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Symbol" style:font-family-asian="Symbol" style:font-family-complex="Symbol"/>
    </style:style>
    <style:style style:family="text" style:name="T27">
      <style:text-properties fo:font-family="Symbol" style:font-family-asian="Symbol" style:font-family-complex="Symbol"/>
    </style:style>
    <text:list-style style:name="WWNum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">
      <text:list-level-style-bullet text:level="1" text:style-name="T1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3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6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9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9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0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1">
      <text:list-level-style-bullet text:level="1" text:style-name="T10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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Symbol" style:font-family-asian="Symbol" style:font-family-complex="Symbol"/>
      </text:list-level-style-bullet>
      <text:list-level-style-bullet text:level="3" text:style-name="T12" text:bullet-char="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Symbol" style:font-family-asian="Symbol" style:font-family-complex="Symbol"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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Symbol" style:font-family-asian="Symbol" style:font-family-complex="Symbol"/>
      </text:list-level-style-bullet>
      <text:list-level-style-bullet text:level="6" text:style-name="T15" text:bullet-char="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Symbol" style:font-family-asian="Symbol" style:font-family-complex="Symbol"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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Symbol" style:font-family-asian="Symbol" style:font-family-complex="Symbol"/>
      </text:list-level-style-bullet>
      <text:list-level-style-bullet text:level="9" text:style-name="T18" text:bullet-char="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Symbol" style:font-family-asian="Symbol" style:font-family-complex="Symbol"/>
      </text:list-level-style-bullet>
    </text:list-style>
    <text:list-style style:name="WWNum12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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Symbol" style:font-family-asian="Symbol" style:font-family-complex="Symbol"/>
      </text:list-level-style-bullet>
      <text:list-level-style-bullet text:level="3" text:style-name="T21" text:bullet-char="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Symbol" style:font-family-asian="Symbol" style:font-family-complex="Symbol"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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Symbol" style:font-family-asian="Symbol" style:font-family-complex="Symbol"/>
      </text:list-level-style-bullet>
      <text:list-level-style-bullet text:level="6" text:style-name="T24" text:bullet-char="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Symbol" style:font-family-asian="Symbol" style:font-family-complex="Symbol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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Symbol" style:font-family-asian="Symbol" style:font-family-complex="Symbol"/>
      </text:list-level-style-bullet>
      <text:list-level-style-bullet text:level="9" text:style-name="T27" text:bullet-char="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Symbol" style:font-family-asian="Symbol" style:font-family-complex="Symbol"/>
      </text:list-level-style-bullet>
    </text:list-style>
    <text:list-style style:name="WWNum13">
      <text:list-level-style-bullet text:level="1" text:bullet-char="·">
        <style:list-level-properties text:list-level-position-and-space-mode="label-alignment">
          <style:list-level-label-alignment text:list-tab-stop-position="0.762cm" fo:text-indent="-0.762cm" fo:margin-left="0.762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ist-tab-stop-position="1.016cm" fo:text-indent="-1.016cm" fo:margin-left="1.016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ist-tab-stop-position="1.27cm" fo:text-indent="-1.27cm" fo:margin-left="1.27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ist-tab-stop-position="1.524cm" fo:text-indent="-1.524cm" fo:margin-left="1.524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ist-tab-stop-position="1.778cm" fo:text-indent="-1.778cm" fo:margin-left="1.778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ist-tab-stop-position="2.032cm" fo:text-indent="-2.032cm" fo:margin-left="2.032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ist-tab-stop-position="2.286cm" fo:text-indent="-2.286cm" fo:margin-left="2.286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ist-tab-stop-position="2.54cm" fo:text-indent="-2.54cm" fo:margin-left="2.54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ist-tab-stop-position="2.794cm" fo:text-indent="-2.794cm" fo:margin-left="2.794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3.001cm" fo:margin-right="1.499cm"/>
    </style:page-layout>
    <style:page-layout style:name="Mpm2">
      <style:page-layout-properties fo:page-width="21cm" fo:page-height="29.7cm" style:print-orientation="portrait" fo:margin-top="2cm" fo:margin-bottom="2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r7-office/2024.4.2.721</meta:generator>
    <meta:creation-date>2013-08-19T01:02:00Z</meta:creation-date>
  </office:meta>
</office:document-meta>
</file>